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bc0d8" officeooo:paragraph-rsid="00036a2e"/>
    </style:style>
    <style:style style:name="P4" style:family="paragraph" style:parent-style-name="Standard">
      <style:text-properties style:text-underline-style="none" officeooo:paragraph-rsid="00036a2e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paragraph-rsid="00036a2e" style:font-size-asian="14pt" style:font-size-complex="14pt"/>
    </style:style>
    <style:style style:name="P8" style:family="paragraph" style:parent-style-name="Standard">
      <style:text-properties fo:font-size="14pt" style:text-underline-style="none" style:font-size-asian="14pt" style:font-size-complex="14pt"/>
    </style:style>
    <style:style style:name="P9" style:family="paragraph" style:parent-style-name="Standard">
      <style:text-properties fo:font-size="12pt" style:text-underline-style="none" officeooo:paragraph-rsid="00036a2e" style:font-size-asian="12pt" style:font-size-complex="12pt"/>
    </style:style>
    <style:style style:name="P10" style:family="paragraph" style:parent-style-name="Standard">
      <style:text-properties officeooo:paragraph-rsid="00036a2e"/>
    </style:style>
    <style:style style:name="P11" style:family="paragraph" style:parent-style-name="Standard" style:list-style-name="L1">
      <style:text-properties fo:font-size="12pt" style:text-underline-style="none" officeooo:paragraph-rsid="0004c441" style:font-size-asian="12pt" style:font-size-complex="12pt"/>
    </style:style>
    <style:style style:name="P12" style:family="paragraph" style:parent-style-name="Standard" style:list-style-name="L2">
      <style:text-properties fo:font-size="12pt" style:text-underline-style="none" officeooo:paragraph-rsid="0004c441" style:font-size-asian="12pt" style:font-size-complex="12pt"/>
    </style:style>
    <style:style style:name="P13" style:family="paragraph" style:parent-style-name="Standard" style:list-style-name="L3">
      <style:text-properties style:text-underline-style="none"/>
    </style:style>
    <style:style style:name="T1" style:family="text">
      <style:text-properties officeooo:rsid="00036a2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4c441"/>
    </style:style>
    <style:style style:name="T4" style:family="text">
      <style:text-properties officeooo:rsid="0006be48"/>
    </style:style>
    <style:style style:name="T5" style:family="text">
      <style:text-properties officeooo:rsid="00074d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</text:p>
      <text:p text:style-name="Standard"/>
      <text:p text:style-name="Standard">Project Title: Group 12 Project</text:p>
      <text:p text:style-name="Standard">Meeting Purpose: To assign roles to each group member</text:p>
      <text:p text:style-name="Standard">People Present: Everyone present</text:p>
      <text:p text:style-name="Standard">Location: C57a</text:p>
      <text:p text:style-name="Standard">Date: 14/11/<text:span text:style-name="T5">20</text:span>13</text:p>
      <text:p text:style-name="Standard">Circulation list: All project members</text:p>
      <text:p text:style-name="P10">Author of the minutes: Filip Kunkiewicz</text:p>
      <text:p text:style-name="Standard">Date the minutes were produced: 1<text:span text:style-name="T1">4</text:span>/11/<text:span text:style-name="T5">20</text:span>13</text:p>
      <text:p text:style-name="Standard">Version: 1.<text:span text:style-name="T1">1</text:span></text:p>
      <text:p text:style-name="Standard"/>
      <text:p text:style-name="Standard"/>
      <text:p text:style-name="P6">Matters Arising</text:p>
      <text:p text:style-name="P8"/>
      <text:list xml:id="list7083922172235957746" text:style-name="L1">
        <text:list-item>
          <text:p text:style-name="P11">The group had a look through the design specification document. </text:p>
          <text:p text:style-name="P11">ACTION: all group members.</text:p>
        </text:list-item>
      </text:list>
      <text:list xml:id="list1607117963310305562" text:style-name="L2">
        <text:list-item>
          <text:p text:style-name="P12">Best tool for UML diagrams was discussed. Microsoft Visio and ArgoUML are the best two options with ArgoUML being supported on Linux machines. </text:p>
          <text:p text:style-name="P12">ACTION: all group members.</text:p>
        </text:list-item>
        <text:list-item>
          <text:p text:style-name="P12">Website was reviewed. </text:p>
          <text:p text:style-name="P12">ACTION: <text:span text:style-name="T4">a</text:span>ll group members.</text:p>
        </text:list-item>
      </text:list>
      <text:p text:style-name="P6"/>
      <text:p text:style-name="P6">New Business</text:p>
      <text:p text:style-name="P2"/>
      <text:list xml:id="list617577359509688599" text:style-name="L3">
        <text:list-item>
          <text:p text:style-name="P13">Skeleton of the design specification document is to be produced. Look into creating a master document in OpenOffice with the use of tags. ACTION: <text:span text:style-name="T3">lps1</text:span></text:p>
        </text:list-item>
        <text:list-item>
          <text:p text:style-name="P13">Plan the dates of the reviews of the design specification document. ACTION: <text:span text:style-name="T3">alh32</text:span></text:p>
        </text:list-item>
        <text:list-item>
          <text:p text:style-name="P13">The introduction to the design spec document is to be written for Tuesday. ACTION: <text:span text:style-name="T3">fik</text:span></text:p>
        </text:list-item>
        <text:list-item>
          <text:p text:style-name="P13">Consult with Louis and produce a draft of the class diagram for the Android system as required for the design specification document for Tuesday. ACTION: <text:span text:style-name="T3">dpb1</text:span></text:p>
        </text:list-item>
        <text:list-item>
          <text:p text:style-name="P13">Produce a class diagram for the Web system as required for the design specification document for Tuesday. ACTION: <text:span text:style-name="T3">thw10</text:span></text:p>
        </text:list-item>
        <text:list-item>
          <text:p text:style-name="P13">Look into database scheme which is suitable for both Android and Web for Thursday. ACTION: <text:span text:style-name="T3">thw10</text:span></text:p>
        </text:list-item>
        <text:list-item>
          <text:p text:style-name="P13">Current website design to be adjusted as discussed for Tuesday. ACTION: <text:span text:style-name="T3">bea16</text:span></text:p>
        </text:list-item>
        <text:list-item>
          <text:p text:style-name="P13">JSON to be done by Tuesday. ACTION: <text:span text:style-name="T3">lot15</text:span></text:p>
        </text:list-item>
        <text:list-item>
          <text:p text:style-name="P13">Weekly blog posts. ACTION: All group members.</text:p>
        </text:list-item>
      </text:list>
      <text:p text:style-name="P6"/>
      <text:p text:style-name="P7"/>
      <text:p text:style-name="P7">AOB</text:p>
      <text:p text:style-name="P9"/>
      <text:p text:style-name="P4"><text:s text:c="6"/>None.</text:p>
      <text:p text:style-name="P2"/>
      <text:p text:style-name="P2"/>
      <text:p text:style-name="P3"><text:a xlink:type="simple" xlink:href="mailto:Fik@aber.ac.uk">Fik@aber.ac.uk</text:a> <text:s/><text:span text:style-name="T1">14/11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T1" style:family="text">
      <style:text-properties officeooo:rsid="00036a2e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Footer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8:16:23.96</meta:creation-date>
    <dc:date>2014-01-29T14:54:37.448605000</dc:date>
    <meta:editing-duration>PT3H2M2S</meta:editing-duration>
    <meta:editing-cycles>10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32" meta:word-count="262" meta:character-count="1611" meta:non-whitespace-character-count="1382"/>
  </office:meta>
</office:document-meta>
</file>